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2b2b2" draw:opacity="70%" draw:textarea-horizontal-align="justify" draw:textarea-vertical-align="middle" draw:auto-grow-height="false" fo:min-height="9.75cm" fo:min-width="18.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35cm" fo:min-width="2.6cm"/>
      <style:paragraph-properties style:writing-mode="lr-tb"/>
    </style:style>
    <style:style style:name="gr4" style:family="graphic" style:parent-style-name="standard">
      <style:graphic-properties svg:stroke-width="0.053cm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fill="solid" draw:fill-color="#999999" draw:textarea-horizontal-align="justify" draw:textarea-vertical-align="middle" draw:auto-grow-height="false" fo:min-height="2.35cm" fo:min-width="2.6cm"/>
      <style:paragraph-properties style:writing-mode="lr-tb"/>
    </style:style>
    <style:style style:name="gr6" style:family="graphic" style:parent-style-name="standard">
      <style:graphic-properties draw:fill-color="#999999" draw:textarea-horizontal-align="justify" draw:textarea-vertical-align="middle" draw:auto-grow-height="false" fo:min-height="2.35cm" fo:min-width="2.6cm"/>
      <style:paragraph-properties style:writing-mode="lr-tb"/>
    </style:style>
    <style:style style:name="gr7" style:family="graphic" style:parent-style-name="standard">
      <style:graphic-properties draw:fill-color="#b2b2b2" draw:textarea-horizontal-align="justify" draw:textarea-vertical-align="middle" draw:auto-grow-height="false" fo:min-height="2.35cm" fo:min-width="2.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45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937cm"/>
      <style:paragraph-properties style:writing-mode="lr-tb"/>
    </style:style>
    <style:style style:name="gr10" style:family="graphic" style:parent-style-name="standard">
      <style:graphic-properties svg:stroke-width="0.035cm" svg:stroke-color="#333333" draw:marker-start="Arrow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333333" draw:marker-start="Arrow" draw:marker-start-width="0.252cm" draw:marker-end="" draw:marker-end-width="0.252cm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4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6.45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296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104cm" fo:min-width="0cm"/>
    </style:style>
    <style:style style:name="gr16" style:family="graphic" style:parent-style-name="standard">
      <style:graphic-properties draw:fill-color="#b2b2b2" draw:opacity="70%" draw:textarea-horizontal-align="justify" draw:textarea-vertical-align="middle" draw:auto-grow-height="false" fo:min-height="11.45cm" fo:min-width="14.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15cm" fo:min-width="0.8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19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3.95cm" fo:min-width="3.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7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29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24cm"/>
      <style:paragraph-properties style:writing-mode="lr-tb"/>
    </style:style>
    <style:style style:name="gr25" style:family="graphic" style:parent-style-name="standard">
      <style:graphic-properties svg:stroke-width="0.053cm" draw:marker-start="Arrow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2.068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73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0.45cm" fo:min-width="3.6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0.45cm" fo:min-width="2.3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4.55cm" fo:min-width="2.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2.203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89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72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99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957cm"/>
      <style:paragraph-properties style:writing-mode="lr-tb"/>
    </style:style>
    <style:style style:name="co1" style:family="table-column">
      <style:table-column-properties style:column-width="0.892cm" style:use-optimal-column-width="false"/>
    </style:style>
    <style:style style:name="co2" style:family="table-column">
      <style:table-column-properties style:column-width="0.911cm" style:use-optimal-column-width="false"/>
    </style:style>
    <style:style style:name="co3" style:family="table-column">
      <style:table-column-properties style:column-width="1.271cm" style:use-optimal-column-width="false"/>
    </style:style>
    <style:style style:name="co4" style:family="table-column">
      <style:table-column-properties style:column-width="1.27cm" style:use-optimal-column-width="false"/>
    </style:style>
    <style:style style:name="ro1" style:family="table-row">
      <style:table-row-properties style:row-height="0.655cm" style:use-optimal-row-height="false"/>
    </style:style>
    <style:style style:name="ce1" style:family="table-cell">
      <loext:graphic-properties draw:textarea-vertical-align="middle"/>
      <style:paragraph-properties fo:text-align="center" fo:border="0.03pt solid #000000"/>
      <style:text-properties fo:font-size="10pt" style:font-size-asian="10pt" style:font-size-complex="10pt"/>
    </style:style>
    <style:style style:name="ce2" style:family="table-cell">
      <style:text-properties fo:font-size="10pt" style:font-size-asian="10pt" style:font-size-complex="10pt"/>
    </style:style>
    <style:style style:name="P1" style:family="paragraph">
      <loext:graphic-properties draw:fill-color="#b2b2b2" draw:opacity="70%"/>
      <style:paragraph-properties fo:text-align="center"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 style:writing-mode="lr-tb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999999"/>
      <style:paragraph-properties fo:text-align="center" style:writing-mode="lr-tb"/>
      <style:text-properties fo:font-size="14pt" style:font-size-asian="14pt" style:font-size-complex="14pt"/>
    </style:style>
    <style:style style:name="P6" style:family="paragraph">
      <loext:graphic-properties draw:fill-color="#999999"/>
      <style:paragraph-properties fo:text-align="center" style:writing-mode="lr-tb"/>
      <style:text-properties fo:font-size="14pt" style:font-size-asian="14pt" style:font-size-complex="14pt"/>
    </style:style>
    <style:style style:name="P7" style:family="paragraph">
      <loext:graphic-properties draw:fill-color="#b2b2b2"/>
      <style:paragraph-properties fo:text-align="center" style:writing-mode="lr-tb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paragraph-properties fo:text-align="center" style:writing-mode="lr-tb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P10" style:family="paragraph">
      <style:paragraph-properties fo:text-align="center"/>
      <style:text-properties fo:font-size="10pt" style:font-size-asian="10pt" style:font-size-complex="10pt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paragraph-properties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17" style:family="paragraph">
      <style:text-properties fo:font-size="10pt" style:font-size-asian="10pt" style:font-size-complex="10pt"/>
    </style:style>
    <style:style style:name="P18" style:family="paragraph">
      <style:text-properties style:font-size-asian="10pt" style:font-size-complex="10pt"/>
    </style:style>
    <style:style style:name="P19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20" style:family="paragraph">
      <style:paragraph-properties fo:text-align="start"/>
    </style:style>
    <style:style style:name="P21" style:family="paragraph">
      <loext:graphic-properties draw:fill="none" draw:fill-color="#ffffff"/>
      <style:paragraph-properties fo:text-align="start" style:writing-mode="lr-tb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14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position="33% 58%"/>
    </style:style>
    <style:style style:name="T7" style:family="text">
      <style:text-properties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er0" svg:width="18.8cm" svg:height="10cm" svg:x="4.6cm" svg:y="6.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er0" svg:width="1.709cm" svg:height="0.962cm" svg:x="4.6cm" svg:y="6.4cm">
            <draw:text-box>
              <text:p>TB</text:p>
            </draw:text-box>
          </draw:frame>
        </draw:g>
        <draw:custom-shape draw:style-name="gr3" draw:text-style-name="P3" xml:id="id1" draw:id="id1" draw:layer="layout" svg:width="3.1cm" svg:height="2.6cm" svg:x="10.3cm" svg:y="9.6cm">
          <text:p text:style-name="P3"><text:span text:style-name="T1">Gamma</text:span></text:p>
          <text:p text:style-name="P3"><text:span text:style-name="T1">LU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3.1cm" svg:height="2.6cm" svg:x="15.1cm" svg:y="9.6cm">
          <text:p text:style-name="P3"><text:span text:style-name="T1">Ed</text:span><text:span text:style-name="T1">ge</text:span></text:p>
          <text:p text:style-name="P3"><text:span text:style-name="T1">En</text:span><text:span text:style-name="T1">ha</text:span><text:span text:style-name="T1">nc</text:span><text:span text:style-name="T1">em</text:span><text:span text:style-name="T1">ent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3.4cm" svg:y1="10.9cm" svg:x2="15.1cm" svg:y2="10.9cm" draw:start-shape="id1" draw:start-glue-point="1" draw:end-shape="id2" draw:end-glue-point="3" svg:d="M13400 10900h1700" svg:viewBox="0 0 1701 1">
          <text:p/>
        </draw:connector>
        <draw:custom-shape draw:style-name="gr5" draw:text-style-name="P5" xml:id="id3" draw:id="id3" draw:layer="layout" svg:width="3.1cm" svg:height="2.6cm" svg:x="5.5cm" svg:y="9.6cm">
          <text:p text:style-name="P3"><text:span text:style-name="T1">TEXTIO</text:span></text:p>
          <text:p text:style-name="P3"><text:span text:style-name="T1">to</text:span></text:p>
          <text:p text:style-name="P3"><text:span text:style-name="T1">AXI-</text:span><text:span text:style-name="T1">Stre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8.6cm" svg:y1="10.9cm" svg:x2="10.3cm" svg:y2="10.9cm" draw:start-shape="id3" draw:start-glue-point="1" draw:end-shape="id1" draw:end-glue-point="3" svg:d="M8600 10900h1700" svg:viewBox="0 0 1701 1">
          <text:p/>
        </draw:connector>
        <draw:custom-shape draw:style-name="gr6" draw:text-style-name="P6" xml:id="id4" draw:id="id4" draw:layer="layout" svg:width="3.1cm" svg:height="2.6cm" svg:x="19.5cm" svg:y="9.6cm">
          <text:p text:style-name="P3"><text:span text:style-name="T1">AX</text:span><text:span text:style-name="T1">I-</text:span><text:span text:style-name="T1">Str</text:span><text:span text:style-name="T1">ea</text:span><text:span text:style-name="T1">m</text:span></text:p>
          <text:p text:style-name="P3"><text:span text:style-name="T1">to</text:span></text:p>
          <text:p text:style-name="P3"><text:span text:style-name="T1">TE</text:span><text:span text:style-name="T1">XT</text:span><text:span text:style-name="T1">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8.2cm" svg:y1="10.9cm" svg:x2="19.5cm" svg:y2="10.9cm" draw:start-shape="id2" draw:start-glue-point="1" draw:end-shape="id4" draw:end-glue-point="3" svg:d="M18200 10900h1300" svg:viewBox="0 0 1301 1">
          <text:p/>
        </draw:connector>
        <draw:custom-shape draw:style-name="gr7" draw:text-style-name="P7" xml:id="id5" draw:id="id5" draw:layer="layout" svg:width="3.1cm" svg:height="2.6cm" svg:x="1.2cm" svg:y="12cm">
          <text:p text:style-name="P3"><text:span text:style-name="T1">vid</text:span><text:span text:style-name="T1">eo</text:span><text:span text:style-name="T1">_in</text:span><text:span text:style-name="T1">.yu</text:span><text:span text:style-name="T1">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.75cm" svg:y1="12cm" svg:x2="5.5cm" svg:y2="10.9cm" draw:start-shape="id5" draw:start-glue-point="0" draw:end-shape="id3" draw:end-glue-point="3" svg:d="M2750 12000v-1100h2750" svg:viewBox="0 0 2751 1101">
          <text:p/>
        </draw:connector>
        <draw:custom-shape draw:style-name="gr7" draw:text-style-name="P7" xml:id="id6" draw:id="id6" draw:layer="layout" svg:width="3.1cm" svg:height="2.6cm" svg:x="23.7cm" svg:y="12cm">
          <text:p text:style-name="P3"><text:span text:style-name="T1">vid</text:span><text:span text:style-name="T1">eo</text:span><text:span text:style-name="T1">_o</text:span><text:span text:style-name="T1">ut.</text:span><text:span text:style-name="T1">yu</text:span><text:span text:style-name="T1">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2.6cm" svg:y1="10.9cm" svg:x2="25.25cm" svg:y2="12cm" draw:start-shape="id4" draw:start-glue-point="1" draw:end-shape="id6" draw:end-glue-point="0" svg:d="M22600 10900h2650v1100" svg:viewBox="0 0 2651 1101">
          <text:p/>
        </draw:connector>
        <draw:frame draw:style-name="gr8" draw:text-style-name="P2" draw:layer="layout" svg:width="6.958cm" svg:height="2.384cm" svg:x="2cm" svg:y="2cm">
          <draw:text-box>
            <text:p><text:span text:style-name="T2">Vi</text:span><text:span text:style-name="T2">de</text:span><text:span text:style-name="T2">o </text:span><text:span text:style-name="T2">In</text:span></text:p>
            <text:p>Pxl Fmt: yuv422 (yuyv)</text:p>
            <text:p/>
          </draw:text-box>
        </draw:frame>
        <draw:frame draw:style-name="gr9" draw:text-style-name="P8" draw:layer="layout" svg:width="2.437cm" svg:height="1.361cm" svg:x="10.6cm" svg:y="6.916cm">
          <draw:text-box>
            <text:p text:style-name="P4"><text:span text:style-name="T1">LU</text:span><text:span text:style-name="T1">T</text:span></text:p>
            <text:p text:style-name="P4"><text:span text:style-name="T1">Int</text:span><text:span text:style-name="T1">erf</text:span><text:span text:style-name="T1">ac</text:span><text:span text:style-name="T1">e</text:span></text:p>
          </draw:text-box>
        </draw:frame>
        <draw:connector draw:style-name="gr10" draw:text-style-name="P4" draw:layer="layout" svg:x1="11.852cm" svg:y1="8.346cm" svg:x2="11.85cm" svg:y2="9.6cm" draw:end-shape="id1" svg:d="M11852 8346v377h-2v877" svg:viewBox="0 0 3 1255">
          <text:p/>
        </draw:connector>
        <draw:connector draw:style-name="gr11" draw:text-style-name="P4" draw:layer="layout" svg:x1="16.65cm" svg:y1="9.6cm" svg:x2="16.652cm" svg:y2="8.313cm" draw:start-shape="id2" draw:start-glue-point="0" svg:d="M16650 9600v-894h2v-393" svg:viewBox="0 0 3 1288">
          <text:p/>
        </draw:connector>
        <draw:frame draw:style-name="gr12" draw:text-style-name="P9" draw:layer="layout" svg:width="2.4cm" svg:height="1.484cm" svg:x="15.5cm" svg:y="6.916cm">
          <draw:text-box>
            <text:p text:style-name="P4"><text:span text:style-name="T3">Co</text:span><text:span text:style-name="T3">ntr</text:span><text:span text:style-name="T3">ol</text:span></text:p>
            <text:p text:style-name="P4"><text:span text:style-name="T3">Re</text:span><text:span text:style-name="T3">gis</text:span><text:span text:style-name="T3">ter</text:span></text:p>
          </draw:text-box>
        </draw:frame>
      </draw:page>
      <draw:page draw:name="page2" draw:style-name="dp1" draw:master-page-name="Default">
        <draw:frame draw:style-name="standard" draw:layer="layout" svg:width="14.29cm" svg:height="1.309cm" svg:x="2.018cm" svg:y="11.2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4">15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10"><text:span text:style-name="T4">8</text:span></text:p>
              </table:table-cell>
              <table:table-cell>
                <text:p text:style-name="P10"><text:span text:style-name="T4">7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10"><text:span text:style-name="T4">0</text:span></text:p>
              </table:table-cell>
            </table:table-row>
            <table:table-row table:style-name="ro1" table:default-cell-style-name="ce1">
              <table:table-cell table:number-columns-spanned="8">
                <text:p text:style-name="P10"><text:span text:style-name="T4">Cr/Cb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number-columns-spanned="8">
                <text:p text:style-name="P10"><text:span text:style-name="T4">Y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draw:frame draw:style-name="gr13" draw:text-style-name="P2" draw:layer="layout" svg:width="6.958cm" svg:height="3.095cm" svg:x="2cm" svg:y="2cm">
          <draw:text-box>
            <text:p><text:span text:style-name="T2">Video In</text:span></text:p>
            <text:p><text:span text:style-name="T5">16-bit</text:span></text:p>
            <text:p>Pxl Fmt: yuv422 (yuyv)</text:p>
            <text:p/>
          </draw:text-box>
        </draw:frame>
        <draw:frame draw:style-name="gr13" draw:text-style-name="P2" draw:layer="layout" svg:width="6.958cm" svg:height="3.095cm" svg:x="1.942cm" svg:y="5.605cm">
          <draw:text-box>
            <text:p><text:span text:style-name="T2">Video Out</text:span></text:p>
            <text:p><text:span text:style-name="T5">16-bit</text:span></text:p>
            <text:p>Pxl Fmt: yuv422 (yuyv)</text:p>
            <text:p/>
          </draw:text-box>
        </draw:frame>
        <draw:frame draw:style-name="gr14" draw:text-style-name="P2" draw:layer="layout" svg:width="7.796cm" svg:height="1.673cm" svg:x="1.782cm" svg:y="10.2cm">
          <draw:text-box>
            <text:p><text:span text:style-name="T2">AXI-Stream Data Format</text:span></text:p>
            <text:p/>
          </draw:text-box>
        </draw:frame>
      </draw:page>
      <draw:page draw:name="page3" draw:style-name="dp1" draw:master-page-name="Default">
        <draw:custom-shape draw:style-name="gr15" draw:text-style-name="P4" xml:id="id13" draw:id="id13" draw:layer="connectors" svg:width="0.4cm" svg:height="0.5cm" svg:x="12cm" svg:y="8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6" draw:text-style-name="P1" draw:layer="Layer0" svg:width="15.3cm" svg:height="11.7cm" svg:x="5.9cm" svg:y="4.7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8" draw:layer="Layer0" svg:width="3.418cm" svg:height="1.673cm" svg:x="5.9cm" svg:y="4.7cm">
            <draw:text-box>
              <text:p text:style-name="P4">Gamma LUT</text:p>
            </draw:text-box>
          </draw:frame>
        </draw:g>
        <draw:custom-shape draw:style-name="gr18" draw:text-style-name="P11" xml:id="id9" draw:id="id9" draw:layer="layout" svg:width="1.3cm" svg:height="1.4cm" svg:x="12cm" svg:y="11.5cm">
          <text:p text:style-name="P11">Z<text:span text:style-name="T6">-1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5cm" svg:y1="9.95cm" svg:x2="12cm" svg:y2="9.95cm" draw:start-shape="id7" draw:start-glue-point="10" draw:end-shape="id8" draw:end-glue-point="6" svg:d="M5000 9950h7000" svg:viewBox="0 0 7001 1">
          <text:p/>
        </draw:connector>
        <draw:connector draw:style-name="gr4" draw:text-style-name="P4" draw:layer="layout" draw:line-skew="-1.801cm" svg:x1="5cm" svg:y1="9.95cm" svg:x2="12cm" svg:y2="12.2cm" draw:start-shape="id7" draw:start-glue-point="10" draw:end-shape="id9" draw:end-glue-point="3" svg:d="M5000 9950h1700v2250h5300" svg:viewBox="0 0 7001 2251">
          <text:p/>
        </draw:connector>
        <draw:custom-shape draw:style-name="gr15" draw:text-style-name="P4" xml:id="id7" draw:id="id7" draw:layer="connectors" svg:width="0.4cm" svg:height="0.5cm" svg:x="4.6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2" draw:layer="layout" svg:width="2.119cm" svg:height="0.645cm" svg:x="7.876cm" svg:y="11.5cm">
          <draw:text-box>
            <text:p><text:span text:style-name="T4">Data[15:8]</text:span></text:p>
          </draw:text-box>
        </draw:frame>
        <draw:custom-shape draw:style-name="gr15" draw:text-style-name="P4" xml:id="id10" draw:id="id10" draw:layer="layout" svg:width="0.4cm" svg:height="0.5cm" svg:x="16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g>
              <draw:custom-shape draw:style-name="gr15" draw:text-style-name="P4" xml:id="id8" draw:id="id8" draw:layer="connectors" svg:width="0.4cm" svg:height="0.5cm" svg:x="12cm" svg:y="9.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g>
                <draw:custom-shape draw:style-name="gr20" draw:text-style-name="P11" draw:layer="layout" svg:width="4.4cm" svg:height="4.2cm" svg:x="12cm" svg:y="6.6cm">
                  <text:p/>
                  <draw:enhanced-geometry svg:viewBox="0 0 21600 21600" draw:type="rectangle" draw:enhanced-path="M 0 0 L 21600 0 21600 21600 0 21600 0 0 Z N"/>
                </draw:custom-shape>
                <draw:frame draw:style-name="gr21" draw:text-style-name="P13" draw:layer="layout" svg:width="2.335cm" svg:height="0.962cm" svg:x="12.9cm" svg:y="6.5cm">
                  <draw:text-box>
                    <text:p><text:span text:style-name="T7">BRAM</text:span></text:p>
                  </draw:text-box>
                </draw:frame>
                <draw:frame draw:style-name="gr22" draw:text-style-name="P12" draw:layer="layout" svg:width="1.772cm" svg:height="0.645cm" svg:x="11.991cm" svg:y="8.2cm">
                  <draw:text-box>
                    <text:p><text:span text:style-name="T4">PORT A</text:span></text:p>
                  </draw:text-box>
                </draw:frame>
                <draw:frame draw:style-name="gr23" draw:text-style-name="P12" draw:layer="layout" svg:width="1.793cm" svg:height="1.039cm" svg:x="12cm" svg:y="9.538cm">
                  <draw:text-box>
                    <text:p><text:span text:style-name="T4">PORT B</text:span></text:p>
                    <text:p><text:span text:style-name="T4">Address</text:span></text:p>
                  </draw:text-box>
                </draw:frame>
              </draw:g>
            </draw:g>
          </draw:g>
          <draw:frame draw:style-name="gr23" draw:text-style-name="P12" draw:layer="layout" svg:width="1.793cm" svg:height="1.039cm" svg:x="14.607cm" svg:y="9.5cm">
            <draw:text-box>
              <text:p><text:span text:style-name="T4">PORT B</text:span></text:p>
              <text:p><text:span text:style-name="T4">Data</text:span></text:p>
            </draw:text-box>
          </draw:frame>
        </draw:g>
        <draw:connector draw:style-name="gr4" draw:text-style-name="P4" draw:layer="layout" svg:x1="16.4cm" svg:y1="9.95cm" svg:x2="22.5cm" svg:y2="9.95cm" draw:start-shape="id10" draw:start-glue-point="10" draw:end-shape="id11" draw:end-glue-point="6" svg:d="M16400 9950h6100" svg:viewBox="0 0 6101 1">
          <text:p/>
        </draw:connector>
        <draw:connector draw:style-name="gr4" draw:text-style-name="P4" draw:layer="layout" svg:x1="13.3cm" svg:y1="12.2cm" svg:x2="22.5cm" svg:y2="9.95cm" draw:start-shape="id9" draw:start-glue-point="1" draw:end-shape="id11" draw:end-glue-point="6" svg:d="M13300 12200h4600v-2250h4600" svg:viewBox="0 0 9201 2251">
          <text:p/>
        </draw:connector>
        <draw:frame draw:style-name="gr24" draw:text-style-name="P12" draw:layer="Layer0" svg:width="1.924cm" svg:height="0.645cm" svg:x="7.8cm" svg:y="9.201cm">
          <draw:text-box>
            <text:p><text:span text:style-name="T4">Data[7:0]</text:span></text:p>
          </draw:text-box>
        </draw:frame>
        <draw:frame draw:style-name="gr19" draw:text-style-name="P12" draw:layer="layout" svg:width="2.119cm" svg:height="0.645cm" svg:x="18.276cm" svg:y="9.2cm">
          <draw:text-box>
            <text:p><text:span text:style-name="T4">Data[15:0]</text:span></text:p>
          </draw:text-box>
        </draw:frame>
        <draw:custom-shape draw:style-name="gr15" draw:text-style-name="P4" xml:id="id12" draw:id="id12" draw:layer="connectors" svg:width="0.4cm" svg:height="0.5cm" svg:x="4.6cm" svg:y="8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4" draw:layer="layout" svg:x1="5cm" svg:y1="8.5cm" svg:x2="12cm" svg:y2="8.5cm" draw:start-shape="id12" draw:start-glue-point="10" draw:end-shape="id13" draw:end-glue-point="6" svg:d="M5000 8500h7000" svg:viewBox="0 0 7001 1">
          <text:p/>
        </draw:connector>
        <draw:custom-shape draw:style-name="gr15" draw:text-style-name="P4" xml:id="id11" draw:id="id11" draw:layer="connectors" svg:width="0.4cm" svg:height="0.5cm" svg:x="22.5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4" draw:layer="layout" svg:width="2.568cm" svg:height="1.916cm" svg:x="2.5cm" svg:y="7.1cm">
          <draw:text-box>
            <text:p text:style-name="P4"><text:span text:style-name="T8">Memory</text:span></text:p>
            <text:p text:style-name="P4"><text:span text:style-name="T8">Interface</text:span></text:p>
            <text:p text:style-name="P4"><text:span text:style-name="T8">R/W</text:span></text:p>
          </draw:text-box>
        </draw:frame>
        <draw:frame draw:style-name="gr27" draw:text-style-name="P14" draw:layer="layout" svg:width="3.173cm" svg:height="0.806cm" svg:x="1.7cm" svg:y="9.494cm">
          <draw:text-box>
            <text:p text:style-name="P4"><text:span text:style-name="T8">AXI-Stream</text:span></text:p>
          </draw:text-box>
        </draw:frame>
        <draw:frame draw:style-name="gr27" draw:text-style-name="P14" draw:layer="layout" svg:width="3.173cm" svg:height="0.806cm" svg:x="22.6cm" svg:y="9.4cm">
          <draw:text-box>
            <text:p text:style-name="P4"><text:span text:style-name="T8">AXI-Stream</text:span></text:p>
          </draw:text-box>
        </draw:frame>
        <draw:frame draw:style-name="gr28" draw:text-style-name="P15" draw:layer="layout" svg:width="8.918cm" svg:height="0.962cm" svg:x="9.2cm" svg:y="18.1cm">
          <draw:text-box>
            <text:p>Equation: y = 255 * (x/255)<text:span text:style-name="T6">ratio</text:span> </text:p>
          </draw:text-box>
        </draw:frame>
      </draw:page>
      <draw:page draw:name="page4" draw:style-name="dp1" draw:master-page-name="Default">
        <draw:g>
          <draw:custom-shape draw:style-name="gr16" draw:text-style-name="P1" draw:layer="Layer0" svg:width="15.3cm" svg:height="11.7cm" svg:x="5.9cm" svg:y="4.7cm">
            <text:p/>
            <draw:enhanced-geometry svg:viewBox="0 0 21600 21600" draw:type="rectangle" draw:enhanced-path="M 0 0 L 21600 0 21600 21600 0 21600 0 0 Z N"/>
          </draw:custom-shape>
          <draw:frame draw:style-name="gr29" draw:text-style-name="P8" draw:layer="Layer0" svg:width="4.5cm" svg:height="2.384cm" svg:x="5.9cm" svg:y="4.7cm">
            <draw:text-box>
              <text:p text:style-name="P4">Edge</text:p>
              <text:p text:style-name="P4">Enhancement</text:p>
            </draw:text-box>
          </draw:frame>
        </draw:g>
        <draw:custom-shape draw:style-name="gr30" draw:text-style-name="P3" xml:id="id14" draw:id="id14" draw:layer="layout" svg:width="4.1cm" svg:height="0.7cm" svg:x="8.9cm" svg:y="10.4cm">
          <text:p text:style-name="P3"><text:span text:style-name="T1">Line Buffer</text:span></text:p>
          <draw:enhanced-geometry svg:viewBox="0 0 21600 21600" draw:type="rectangle" draw:enhanced-path="M 0 0 L 21600 0 21600 21600 0 21600 0 0 Z N"/>
        </draw:custom-shape>
        <draw:custom-shape draw:style-name="gr30" draw:text-style-name="P3" xml:id="id16" draw:id="id16" draw:layer="layout" svg:width="4.1cm" svg:height="0.7cm" svg:x="8.9cm" svg:y="11.3cm">
          <text:p text:style-name="P3"><text:span text:style-name="T1">Line Buffer</text:span></text:p>
          <draw:enhanced-geometry svg:viewBox="0 0 21600 21600" draw:type="rectangle" draw:enhanced-path="M 0 0 L 21600 0 21600 21600 0 21600 0 0 Z N"/>
        </draw:custom-shape>
        <draw:custom-shape draw:style-name="gr31" draw:text-style-name="P3" xml:id="id21" draw:id="id21" draw:layer="layout" svg:width="2.8cm" svg:height="0.7cm" svg:x="14.2cm" svg:y="12.5cm">
          <text:p text:style-name="P3"><text:span text:style-name="T1">Line Buffer</text:span></text:p>
          <draw:enhanced-geometry svg:viewBox="0 0 21600 21600" draw:type="rectangle" draw:enhanced-path="M 0 0 L 21600 0 21600 21600 0 21600 0 0 Z N"/>
        </draw:custom-shape>
        <draw:g>
          <draw:custom-shape draw:style-name="gr32" draw:text-style-name="P4" draw:layer="layout" svg:width="2.8cm" svg:height="4.8cm" svg:x="14.2cm" svg:y="7.5cm">
            <text:p/>
            <draw:enhanced-geometry svg:viewBox="0 0 21600 21600" draw:type="rectangle" draw:enhanced-path="M 0 0 L 21600 0 21600 21600 0 21600 0 0 Z N"/>
          </draw:custom-shape>
          <draw:frame draw:style-name="gr33" draw:text-style-name="P16" draw:layer="layout" svg:width="2.703cm" svg:height="1.916cm" svg:x="14.297cm" svg:y="7.384cm">
            <draw:text-box>
              <text:p text:style-name="P4"><text:span text:style-name="T1">Kernel</text:span></text:p>
              <text:p text:style-name="P4"><text:span text:style-name="T1">3x3</text:span></text:p>
              <text:p text:style-name="P4"><text:span text:style-name="T1">(Sharpen)</text:span></text:p>
            </draw:text-box>
          </draw:frame>
          <draw:frame draw:style-name="gr34" draw:text-style-name="P12" draw:layer="layout" svg:width="1.455cm" svg:height="0.645cm" svg:x="14.2cm" svg:y="9.5cm">
            <draw:text-box>
              <text:p><text:span text:style-name="T4">Line 1</text:span></text:p>
            </draw:text-box>
          </draw:frame>
          <draw:frame draw:style-name="gr34" draw:text-style-name="P12" draw:layer="layout" svg:width="1.455cm" svg:height="0.645cm" svg:x="14.2cm" svg:y="10.428cm">
            <draw:text-box>
              <text:p><text:span text:style-name="T4">Line 2</text:span></text:p>
            </draw:text-box>
          </draw:frame>
          <draw:frame draw:style-name="gr34" draw:text-style-name="P12" draw:layer="layout" svg:width="1.455cm" svg:height="0.645cm" svg:x="14.2cm" svg:y="11.355cm">
            <draw:text-box>
              <text:p><text:span text:style-name="T4">Line 3</text:span></text:p>
            </draw:text-box>
          </draw:frame>
          <draw:frame draw:style-name="gr35" draw:text-style-name="P12" draw:layer="layout" svg:width="0.989cm" svg:height="0.645cm" svg:x="16.011cm" svg:y="10.4cm">
            <draw:text-box>
              <text:p><text:span text:style-name="T4">out</text:span></text:p>
            </draw:text-box>
          </draw:frame>
        </draw:g>
        <draw:custom-shape draw:style-name="gr15" draw:text-style-name="P4" draw:layer="connectors" svg:width="0.4cm" svg:height="0.5cm" svg:x="14.2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xml:id="id15" draw:id="id15" draw:layer="connectors" svg:width="0.4cm" svg:height="0.5cm" svg:x="14.2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xml:id="id17" draw:id="id17" draw:layer="connectors" svg:width="0.4cm" svg:height="0.5cm" svg:x="14.2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svg:x1="13cm" svg:y1="10.75cm" svg:x2="14.2cm" svg:y2="10.75cm" draw:start-shape="id14" draw:start-glue-point="1" draw:end-shape="id15" draw:end-glue-point="6" svg:d="M13000 10750h1200" svg:viewBox="0 0 1201 1">
          <text:p/>
        </draw:connector>
        <draw:connector draw:style-name="gr4" draw:text-style-name="P4" draw:layer="layout" svg:x1="13cm" svg:y1="11.65cm" svg:x2="14.2cm" svg:y2="11.65cm" draw:start-shape="id16" draw:start-glue-point="1" draw:end-shape="id17" draw:end-glue-point="6" svg:d="M13000 11650h1200" svg:viewBox="0 0 1201 1">
          <text:p/>
        </draw:connector>
        <draw:connector draw:style-name="gr4" draw:text-style-name="P4" draw:layer="layout" draw:line-skew="0cm 1.301cm -0.399cm" svg:x1="13cm" svg:y1="10.75cm" svg:x2="8.9cm" svg:y2="11.65cm" draw:start-shape="id14" draw:start-glue-point="1" draw:end-shape="id16" draw:end-glue-point="3" svg:d="M13000 10750h501v450h-5501v450h900" svg:viewBox="0 0 5502 901">
          <text:p/>
        </draw:connector>
        <draw:custom-shape draw:style-name="gr15" draw:text-style-name="P4" xml:id="id18" draw:id="id18" draw:layer="connectors" svg:width="0.4cm" svg:height="0.5cm" svg:x="4.8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svg:x1="5.2cm" svg:y1="9.85cm" svg:x2="14.201cm" svg:y2="9.851cm" draw:start-shape="id18" draw:start-glue-point="10" svg:d="M5200 9850h4752v1h4249" svg:viewBox="0 0 9002 2">
          <text:p/>
        </draw:connector>
        <draw:connector draw:style-name="gr4" draw:text-style-name="P4" draw:layer="layout" draw:line-skew="0.849cm" svg:x1="5.2cm" svg:y1="9.85cm" svg:x2="8.9cm" svg:y2="10.75cm" draw:start-shape="id18" draw:start-glue-point="10" draw:end-shape="id14" draw:end-glue-point="3" svg:d="M5200 9850h2700v900h1000" svg:viewBox="0 0 3701 901">
          <text:p/>
        </draw:connector>
        <draw:custom-shape draw:style-name="gr15" draw:text-style-name="P4" xml:id="id19" draw:id="id19" draw:layer="connectors" svg:width="0.4cm" svg:height="0.5cm" svg:x="16.6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xml:id="id20" draw:id="id20" draw:layer="connectors" svg:width="0.4cm" svg:height="0.5cm" svg:x="22.5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svg:x1="17cm" svg:y1="10.75cm" svg:x2="22.5cm" svg:y2="10.75cm" draw:start-shape="id19" draw:start-glue-point="10" draw:end-shape="id20" draw:end-glue-point="6" svg:d="M17000 10750h5500" svg:viewBox="0 0 5501 1">
          <text:p/>
        </draw:connector>
        <draw:connector draw:style-name="gr4" draw:text-style-name="P4" draw:layer="layout" draw:line-skew="-1.25cm" svg:x1="17cm" svg:y1="12.85cm" svg:x2="22.5cm" svg:y2="10.75cm" draw:start-shape="id21" draw:start-glue-point="1" draw:end-shape="id20" draw:end-glue-point="6" svg:d="M17000 12850h1500v-2100h4000" svg:viewBox="0 0 5501 2101">
          <text:p/>
        </draw:connector>
        <draw:connector draw:style-name="gr4" draw:text-style-name="P4" draw:layer="layout" draw:line-skew="-0.099cm" svg:x1="8.9cm" svg:y1="11.65cm" svg:x2="14.2cm" svg:y2="12.85cm" draw:start-shape="id16" draw:start-glue-point="3" draw:end-shape="id21" draw:end-glue-point="3" svg:d="M8900 11650h-600v1200h5900" svg:viewBox="0 0 5901 1201">
          <text:p/>
        </draw:connector>
        <draw:frame draw:style-name="gr27" draw:text-style-name="P14" draw:layer="layout" svg:width="3.173cm" svg:height="0.806cm" svg:x="1.701cm" svg:y="9.494cm">
          <draw:text-box>
            <text:p text:style-name="P4"><text:span text:style-name="T8">AXI-Stream</text:span></text:p>
          </draw:text-box>
        </draw:frame>
        <draw:frame draw:style-name="gr27" draw:text-style-name="P14" draw:layer="layout" svg:width="3.173cm" svg:height="0.806cm" svg:x="22.527cm" svg:y="10.3cm">
          <draw:text-box>
            <text:p text:style-name="P4"><text:span text:style-name="T8">AXI-Stream</text:span></text:p>
          </draw:text-box>
        </draw:frame>
        <draw:frame draw:style-name="standard" draw:layer="layout" svg:width="3.811cm" svg:height="1.964cm" svg:x="8.729cm" svg:y="17.5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>
                <text:p><text:span text:style-name="T4">-1</text:span></text:p>
              </table:table-cell>
              <table:table-cell>
                <text:p text:style-name="P17"><text:span text:style-name="T4">-1</text:span></text:p>
              </table:table-cell>
              <table:table-cell>
                <text:p text:style-name="P17"><text:span text:style-name="T4">-1</text:span></text:p>
              </table:table-cell>
            </table:table-row>
            <table:table-row table:style-name="ro1" table:default-cell-style-name="ce2">
              <table:table-cell>
                <text:p text:style-name="P18"><text:span text:style-name="T4">-1</text:span></text:p>
              </table:table-cell>
              <table:table-cell>
                <text:p text:style-name="P17"><text:span text:style-name="T4">Gain</text:span></text:p>
              </table:table-cell>
              <table:table-cell>
                <text:p text:style-name="P17"><text:span text:style-name="T4">-1</text:span></text:p>
              </table:table-cell>
            </table:table-row>
            <table:table-row table:style-name="ro1" table:default-cell-style-name="ce2">
              <table:table-cell>
                <text:p text:style-name="P18"><text:span text:style-name="T4">-1</text:span></text:p>
              </table:table-cell>
              <table:table-cell>
                <text:p text:style-name="P17"><text:span text:style-name="T4">-1</text:span></text:p>
              </table:table-cell>
              <table:table-cell>
                <text:p text:style-name="P17"><text:span text:style-name="T4">-1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6" draw:text-style-name="P19" draw:layer="layout" svg:width="2.8cm" svg:height="1cm" svg:x="5.6cm" svg:y="18.012cm">
          <draw:text-box>
            <text:p><text:span text:style-name="T1">Kernel[0]=</text:span></text:p>
          </draw:text-box>
        </draw:frame>
        <draw:frame draw:style-name="standard" draw:layer="layout" svg:width="3.811cm" svg:height="1.964cm" svg:x="8.731cm" svg:y="17.5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>
                <text:p><text:span text:style-name="T4">-1</text:span></text:p>
              </table:table-cell>
              <table:table-cell>
                <text:p text:style-name="P17"><text:span text:style-name="T4">-1</text:span></text:p>
              </table:table-cell>
              <table:table-cell>
                <text:p text:style-name="P17"><text:span text:style-name="T4">-1</text:span></text:p>
              </table:table-cell>
            </table:table-row>
            <table:table-row table:style-name="ro1" table:default-cell-style-name="ce2">
              <table:table-cell>
                <text:p text:style-name="P18"><text:span text:style-name="T4">-1</text:span></text:p>
              </table:table-cell>
              <table:table-cell>
                <text:p text:style-name="P17"><text:span text:style-name="T4">Gain</text:span></text:p>
              </table:table-cell>
              <table:table-cell>
                <text:p text:style-name="P17"><text:span text:style-name="T4">-1</text:span></text:p>
              </table:table-cell>
            </table:table-row>
            <table:table-row table:style-name="ro1" table:default-cell-style-name="ce2">
              <table:table-cell>
                <text:p text:style-name="P18"><text:span text:style-name="T4">-1</text:span></text:p>
              </table:table-cell>
              <table:table-cell>
                <text:p text:style-name="P17"><text:span text:style-name="T4">-1</text:span></text:p>
              </table:table-cell>
              <table:table-cell>
                <text:p text:style-name="P17"><text:span text:style-name="T4">-1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6" draw:text-style-name="P19" draw:layer="layout" svg:width="2.8cm" svg:height="1cm" svg:x="5.602cm" svg:y="18.012cm">
          <draw:text-box>
            <text:p><text:span text:style-name="T1">Kernel[0]=</text:span></text:p>
          </draw:text-box>
        </draw:frame>
        <draw:frame draw:style-name="standard" draw:layer="layout" svg:width="3.811cm" svg:height="1.964cm" svg:x="17.389cm" svg:y="17.5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>
                <text:p><text:span text:style-name="T4">0</text:span></text:p>
              </table:table-cell>
              <table:table-cell>
                <text:p text:style-name="P17"><text:span text:style-name="T4">-1</text:span></text:p>
              </table:table-cell>
              <table:table-cell>
                <text:p text:style-name="P17"><text:span text:style-name="T4">0</text:span></text:p>
              </table:table-cell>
            </table:table-row>
            <table:table-row table:style-name="ro1" table:default-cell-style-name="ce2">
              <table:table-cell>
                <text:p text:style-name="P18"><text:span text:style-name="T4">-1</text:span></text:p>
              </table:table-cell>
              <table:table-cell>
                <text:p text:style-name="P17"><text:span text:style-name="T4">Gain</text:span></text:p>
              </table:table-cell>
              <table:table-cell>
                <text:p text:style-name="P17"><text:span text:style-name="T4">-1</text:span></text:p>
              </table:table-cell>
            </table:table-row>
            <table:table-row table:style-name="ro1" table:default-cell-style-name="ce2">
              <table:table-cell>
                <text:p text:style-name="P18"><text:span text:style-name="T4">0</text:span></text:p>
              </table:table-cell>
              <table:table-cell>
                <text:p text:style-name="P17"><text:span text:style-name="T4">-1</text:span></text:p>
              </table:table-cell>
              <table:table-cell>
                <text:p text:style-name="P17"><text:span text:style-name="T4">0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36" draw:text-style-name="P19" draw:layer="layout" svg:width="2.8cm" svg:height="1cm" svg:x="14.26cm" svg:y="18.012cm">
          <draw:text-box>
            <text:p><text:span text:style-name="T1">Kernel[1]=</text:span></text:p>
          </draw:text-box>
        </draw:frame>
        <draw:custom-shape draw:style-name="gr15" draw:text-style-name="P4" xml:id="id23" draw:id="id23" draw:layer="connectors" svg:width="0.4cm" svg:height="0.5cm" svg:x="5.9cm" svg:y="12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xml:id="id25" draw:id="id25" draw:layer="connectors" svg:width="0.4cm" svg:height="0.5cm" svg:x="5.9cm" svg:y="13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xml:id="id27" draw:id="id27" draw:layer="connectors" svg:width="0.4cm" svg:height="0.5cm" svg:x="5.9cm" svg:y="14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xml:id="id29" draw:id="id29" draw:layer="connectors" svg:width="0.4cm" svg:height="0.5cm" svg:x="5.9cm" svg:y="15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xml:id="id22" draw:id="id22" draw:layer="connectors" svg:width="0.4cm" svg:height="0.5cm" svg:x="4.3cm" svg:y="12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xml:id="id24" draw:id="id24" draw:layer="connectors" svg:width="0.4cm" svg:height="0.5cm" svg:x="4.3cm" svg:y="13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xml:id="id26" draw:id="id26" draw:layer="connectors" svg:width="0.4cm" svg:height="0.5cm" svg:x="4.3cm" svg:y="14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xml:id="id28" draw:id="id28" draw:layer="connectors" svg:width="0.4cm" svg:height="0.5cm" svg:x="4.3cm" svg:y="1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svg:x1="4.7cm" svg:y1="12.95cm" svg:x2="5.9cm" svg:y2="12.95cm" draw:start-shape="id22" draw:start-glue-point="10" draw:end-shape="id23" draw:end-glue-point="6" svg:d="M4700 12950h1200" svg:viewBox="0 0 1201 1">
          <text:p/>
        </draw:connector>
        <draw:connector draw:style-name="gr4" draw:text-style-name="P4" draw:layer="layout" svg:x1="4.7cm" svg:y1="13.95cm" svg:x2="5.9cm" svg:y2="13.95cm" draw:start-shape="id24" draw:start-glue-point="10" draw:end-shape="id25" draw:end-glue-point="6" svg:d="M4700 13950h1200" svg:viewBox="0 0 1201 1">
          <text:p/>
        </draw:connector>
        <draw:connector draw:style-name="gr4" draw:text-style-name="P4" draw:layer="layout" svg:x1="4.7cm" svg:y1="15cm" svg:x2="5.9cm" svg:y2="15cm" draw:start-shape="id26" draw:start-glue-point="10" draw:end-shape="id27" draw:end-glue-point="6" svg:d="M4700 15000h1200" svg:viewBox="0 0 1201 1">
          <text:p/>
        </draw:connector>
        <draw:connector draw:style-name="gr4" draw:text-style-name="P4" draw:layer="layout" svg:x1="4.7cm" svg:y1="16cm" svg:x2="5.9cm" svg:y2="16cm" draw:start-shape="id28" draw:start-glue-point="10" draw:end-shape="id29" draw:end-glue-point="6" svg:d="M4700 16000h1200" svg:viewBox="0 0 1201 1">
          <text:p/>
        </draw:connector>
        <draw:frame draw:style-name="gr37" draw:text-style-name="P21" draw:layer="layout" svg:width="3.22cm" svg:height="0.806cm" svg:x="0.875cm" svg:y="12.594cm">
          <draw:text-box>
            <text:p text:style-name="P20"><text:span text:style-name="T9">matrix_select</text:span></text:p>
          </draw:text-box>
        </draw:frame>
        <draw:frame draw:style-name="gr38" draw:text-style-name="P21" draw:layer="layout" svg:width="3.199cm" svg:height="0.806cm" svg:x="0.875cm" svg:y="13.594cm">
          <draw:text-box>
            <text:p text:style-name="P20"><text:span text:style-name="T9">grayscale_en</text:span></text:p>
          </draw:text-box>
        </draw:frame>
        <draw:frame draw:style-name="gr39" draw:text-style-name="P21" draw:layer="layout" svg:width="3.457cm" svg:height="0.806cm" svg:x="0.875cm" svg:y="14.694cm">
          <draw:text-box>
            <text:p text:style-name="P20"><text:span text:style-name="T9">kernel_bypass</text:span></text:p>
          </draw:text-box>
        </draw:frame>
        <draw:frame draw:style-name="gr27" draw:text-style-name="P14" draw:layer="layout" svg:width="3.173cm" svg:height="0.806cm" svg:x="1.702cm" svg:y="9.494cm">
          <draw:text-box>
            <text:p text:style-name="P4"><text:span text:style-name="T8">AXI-Stream</text:span></text:p>
          </draw:text-box>
        </draw:frame>
        <draw:frame draw:style-name="gr27" draw:text-style-name="P21" draw:layer="layout" svg:width="3.173cm" svg:height="0.806cm" svg:x="0.875cm" svg:y="15.6cm">
          <draw:text-box>
            <text:p text:style-name="P20"><text:span text:style-name="T9">gai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>
        <svg:title>t0</svg:title>
        <svg:desc>TB block</svg:desc>
      </draw:layer>
      <draw:layer draw:name="background"/>
      <draw:layer draw:name="backgroundobjects"/>
      <draw:layer draw:name="controls"/>
      <draw:layer draw:name="measurelines"/>
      <draw:layer draw:name="Layer0" draw:protected="true">
        <svg:title>Layer0</svg:title>
        <svg:desc>TB Layer</svg:desc>
      </draw:layer>
      <draw:layer draw:name="connectors" draw:display="printer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3T21:32:55.448237791</meta:creation-date>
    <dc:date>2021-09-19T19:30:16.154422508</dc:date>
    <meta:editing-duration>PT3H46M40S</meta:editing-duration>
    <meta:editing-cycles>14</meta:editing-cycles>
    <meta:generator>LibreOffice/6.4.7.2$Linux_X86_64 LibreOffice_project/40$Build-2</meta:generator>
    <meta:document-statistic meta:object-count="106"/>
  </office:meta>
</office:document-meta>
</file>